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230" officeooo:paragraph-rsid="001d0230"/>
    </style:style>
    <style:style style:name="T1" style:family="text">
      <style:text-properties officeooo:rsid="001d4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elvfbgfbkgbgfj<text:span text:style-name="T1">au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5:04:52.297201400</meta:creation-date>
    <dc:date>2026-01-07T15:05:38.295717800</dc:date>
    <meta:editing-duration>PT45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" meta:word-count="1" meta:character-count="19" meta:non-whitespace-character-count="19"/>
  </office:meta>
</office:document-meta>
</file>